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Pictures/2000000E000000DD000000DDB43ABA64C5FC9CAB.svm" manifest:media-type="image/x-svm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"/>
        <table:table-column table:style-name="co1" table:number-columns-repeated="958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2" table:number-columns-repeated="14"/>
          <table:table-cell table:number-columns-repeated="1008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2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2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6] = &quot;&quot;; &quot;&quot;; MEDIAN([.D6:.H6]))">
            <text:p/>
          </table:table-cell>
          <table:table-cell table:style-name="ce6" table:number-columns-repeated="5"/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7] = &quot;&quot;; &quot;&quot;; MEDIAN([.D7:.H7]))">
            <text:p/>
          </table:table-cell>
          <table:table-cell table:style-name="ce2" table:number-columns-repeated="5"/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8] = &quot;&quot;; &quot;&quot;; MEDIAN([.D8:.H8]))">
            <text:p/>
          </table:table-cell>
          <table:table-cell table:style-name="ce2" table:number-columns-repeated="5"/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9] = &quot;&quot;; &quot;&quot;; MEDIAN([.D9:.H9]))">
            <text:p/>
          </table:table-cell>
          <table:table-cell table:style-name="ce2" table:number-columns-repeated="5"/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10] = &quot;&quot;; &quot;&quot;; MEDIAN([.D10:.H10]))">
            <text:p/>
          </table:table-cell>
          <table:table-cell table:style-name="ce2" table:number-columns-repeated="5"/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1] = &quot;&quot;; &quot;&quot;; MEDIAN([.D11:.H11]))">
            <text:p/>
          </table:table-cell>
          <table:table-cell table:style-name="ce2" table:number-columns-repeated="5"/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2] = &quot;&quot;; &quot;&quot;; MEDIAN([.D12:.H12]))">
            <text:p/>
          </table:table-cell>
          <table:table-cell table:style-name="ce2" table:number-columns-repeated="5"/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3] = &quot;&quot;; &quot;&quot;; MEDIAN([.D13:.H13]))">
            <text:p/>
          </table:table-cell>
          <table:table-cell table:style-name="ce2" table:number-columns-repeated="5"/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4] = &quot;&quot;; &quot;&quot;; MEDIAN([.D14:.H14]))">
            <text:p/>
          </table:table-cell>
          <table:table-cell table:style-name="ce2" table:number-columns-repeated="5"/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5] = &quot;&quot;; &quot;&quot;; MEDIAN([.D15:.H15]))">
            <text:p/>
          </table:table-cell>
          <table:table-cell table:style-name="ce2" table:number-columns-repeated="5"/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6] = &quot;&quot;; &quot;&quot;; MEDIAN([.D16:.H16]))">
            <text:p/>
          </table:table-cell>
          <table:table-cell table:style-name="ce2" table:number-columns-repeated="5"/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7] = &quot;&quot;; &quot;&quot;; MEDIAN([.D17:.H17]))">
            <text:p/>
          </table:table-cell>
          <table:table-cell table:style-name="ce2" table:number-columns-repeated="5"/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8] = &quot;&quot;; &quot;&quot;; MEDIAN([.D18:.H18]))">
            <text:p/>
          </table:table-cell>
          <table:table-cell table:style-name="ce2" table:number-columns-repeated="5"/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9] = &quot;&quot;; &quot;&quot;; MEDIAN([.D19:.H19]))">
            <text:p/>
          </table:table-cell>
          <table:table-cell table:style-name="ce2" table:number-columns-repeated="5"/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20] = &quot;&quot;; &quot;&quot;; MEDIAN([.D20:.H20]))">
            <text:p/>
          </table:table-cell>
          <table:table-cell table:style-name="ce2" table:number-columns-repeated="5"/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1] = &quot;&quot;; &quot;&quot;; MEDIAN([.D21:.H21]))">
            <text:p/>
          </table:table-cell>
          <table:table-cell table:style-name="ce2" table:number-columns-repeated="5"/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2] = &quot;&quot;; &quot;&quot;; MEDIAN([.D22:.H22]))">
            <text:p/>
          </table:table-cell>
          <table:table-cell table:style-name="ce2" table:number-columns-repeated="5"/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3] = &quot;&quot;; &quot;&quot;; MEDIAN([.D23:.H23]))">
            <text:p/>
          </table:table-cell>
          <table:table-cell table:style-name="ce2" table:number-columns-repeated="5"/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4] = &quot;&quot;; &quot;&quot;; MEDIAN([.D24:.H24]))">
            <text:p/>
          </table:table-cell>
          <table:table-cell table:style-name="ce2" table:number-columns-repeated="5"/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5] = &quot;&quot;; &quot;&quot;; MEDIAN([.D25:.H25]))">
            <text:p/>
          </table:table-cell>
          <table:table-cell table:style-name="ce2" table:number-columns-repeated="5"/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6] = &quot;&quot;; &quot;&quot;; MEDIAN([.D26:.H26]))">
            <text:p/>
          </table:table-cell>
          <table:table-cell table:style-name="ce2" table:number-columns-repeated="5"/>
          <table:table-cell table:style-name="ce6" table:formula="of:=IF([.J26] = &quot;&quot;; &quot;&quot;; MEDIAN([.J26:.N26]))">
            <text:p/>
          </table:table-cell>
          <table:table-cell table:style-name="ce2" table:number-columns-repeated="5"/>
          <table:table-cell table:style-name="ce9"/>
          <table:table-cell table:number-columns-repeated="1007"/>
        </table:table-row>
        <table:table-row table:style-name="ro1">
          <table:table-cell table:number-columns-repeated="13"/>
          <table:table-cell table:style-name="ce9"/>
          <table:table-cell table:number-columns-repeated="1008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uffle" table:style-name="ta1">
        <table:shapes>
          <draw:frame draw:z-index="0" draw:style-name="gr1" draw:text-style-name="P1" svg:width="29.847cm" svg:height="9.006cm" svg:x="2.381cm" svg:y="12.715cm">
            <draw:object draw:notify-on-update-of-ranges="Shuffle.O5:Shuffle.O25 Shuffle.B5:Shuffle.B25 Shuffle.C2:Shuffle.C2 Shuffle.C5:Shuffle.C25 Shuffle.B5:Shuffle.B25 Shuffle.AA2:Shuffle.AA2 Shuffle.AA5:Shuffle.AA25 Shuffle.B5:Shuffle.B25 Shuffle.U2:Shuffle.U2 Shuffle.U5:Shuffle.U25 Shuffle.B5:Shuffle.B25 Shuffle.O2:Shuffle.O2 Shuffle.O5:Shuffle.O25 Shuffle.B5:Shuffle.B25 Shuffle.I2:Shuffle.I2 Shuffle.I5:Shuffle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default-cell-style-name="ce8"/>
        <table:table-column table:style-name="co1" table:visibility="collapse" table:number-columns-repeated="5" table:default-cell-style-name="ce8"/>
        <table:table-column table:style-name="co1" table:number-columns-repeated="32" table:default-cell-style-name="ce8"/>
        <table:table-row table:style-name="ro1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2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2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erse" table:style-name="ta1">
        <table:table-column table:style-name="co1" table:number-columns-repeated="64" table:default-cell-style-name="ce8"/>
        <table:table-row table:style-name="ro1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2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I2:Reverse.I2 Reverse.I5:Reverse.I25 Reverse.B5:Reverse.B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rt" table:style-name="ta1">
        <table:table-column table:style-name="co1" table:number-columns-repeated="64" table:default-cell-style-name="ce8"/>
        <table:table-row table:style-name="ro1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2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53cm" svg:y="-0.051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3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3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3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3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3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3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3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3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3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3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3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3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3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3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3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3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3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3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3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3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3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3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3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3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3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3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3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3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3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3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3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3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3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3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3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3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3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3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3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3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3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3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3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3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3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3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3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3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3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3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3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3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3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3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3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3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3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3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3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3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3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3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3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3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3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3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3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3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3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3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3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3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3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3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3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3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3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3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3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3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3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3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3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3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3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3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3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3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3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3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3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3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3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3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3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3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3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3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3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3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3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3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3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3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3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3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3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3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3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3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3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3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3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3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3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3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3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3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3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3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3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3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3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3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3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3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3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3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3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3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3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3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3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3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3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3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3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3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3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3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3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3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3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3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3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3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3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3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3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3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3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3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3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3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3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3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3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3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3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3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3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3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3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3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3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3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3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3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3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3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3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3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3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3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3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3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3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3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3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3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3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3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3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3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3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3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3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3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3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3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3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3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3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3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3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3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3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3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3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3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3" table:number-rows-repeated="605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19T11:47:43.878691467</dc:date>
    <meta:editing-duration>P2DT17H52M27S</meta:editing-duration>
    <meta:editing-cycles>16</meta:editing-cycles>
    <meta:generator>LibreOffice/6.4.3.2$MacOSX_X86_64 LibreOffice_project/747b5d0ebf89f41c860ec2a39efd7cb15b54f2d8</meta:generator>
    <meta:document-statistic meta:table-count="5" meta:cell-count="3315" meta:object-count="5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chart-properties chart:solid-type="cuboid" chart:symbol-type="automatic" chart:symbol-width="0.05cm" chart:symbol-height="0.05cm"/>
    </style:style>
    <style:style style:name="ch1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4" style:family="chart" style:data-style-name="N111">
      <style:graphic-properties draw:fill="solid" draw:fill-color="#7e0021"/>
    </style:style>
    <style:style style:name="ch15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7" style:family="chart" style:data-style-name="N111">
      <style:graphic-properties draw:fill="solid" draw:fill-color="#579d1c"/>
    </style:style>
    <style:style style:name="ch18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0" style:family="chart" style:data-style-name="N111">
      <style:graphic-properties draw:fill="solid" draw:fill-color="#ffd320"/>
    </style:style>
    <style:style style:name="ch2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3" style:family="chart" style:data-style-name="N111">
      <style:graphic-properties draw:fill="solid" draw:fill-color="#ff420e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9.848cm" svg:height="9.007cm" xlink:href=".." xlink:type="simple" chart:class="chart:scatter" chart:column-mapping="0 4 3 2 1" chart:style-name="ch1">
        <chart:title svg:x="14.138cm" svg:y="0.316cm" chart:style-name="ch2">
          <text:p>Shuffle</text:p>
        </chart:title>
        <chart:legend chart:legend-position="end" svg:x="22.803cm" svg:y="1.923cm" style:legend-expansion="high" chart:style-name="ch3"/>
        <chart:plot-area chart:style-name="ch4" table:cell-range-address="Shuffle.O5:Shuffle.O25 Shuffle.B5:Shuffle.C25 Shuffle.C2:Shuffle.C2 Shuffle.AA2:Shuffle.AA2 Shuffle.AA5:Shuffle.AA25 Shuffle.U2:Shuffle.U2 Shuffle.U5:Shuffle.U25 Shuffle.O2:Shuffle.O2 Shuffle.I2:Shuffle.I2 Shuffle.I5:Shuffle.I25" chart:data-source-has-labels="both" svg:x="1.615cm" svg:y="1.285cm" svg:width="20.592cm" svg:height="6.553cm">
          <chartooo:coordinate-region svg:x="3.001cm" svg:y="1.488cm" svg:width="18.921cm" svg:height="5.695cm"/>
          <chart:axis chart:dimension="x" chart:name="primary-x" chart:style-name="ch5" chartooo:axis-type="auto">
            <chart:title svg:x="10.665cm" svg:y="8.018cm" chart:style-name="ch6">
              <text:p>Array size /1000</text:p>
            </chart:title>
            <chart:categories table:cell-range-address="Shuffle.O5:Shuffle.O25"/>
          </chart:axis>
          <chart:axis chart:dimension="y" chart:name="primary-y" chart:style-name="ch5">
            <chart:title svg:x="0.841cm" svg:y="5.226cm" chart:style-name="ch7">
              <text:p>time /microseconds</text:p>
            </chart:title>
          </chart:axis>
          <chart:series chart:style-name="ch8" chart:values-cell-range-address="Shuffle.C5:Shuffle.C25" chart:label-cell-address="Shuffle.C2:Shuffle.C2" chart:class="chart:scatter">
            <chart:domain table:cell-range-address="Shuffle.B5:Shuffle.B25"/>
            <chart:regression-curve chart:style-name="ch9">
              <chart:equation chart:display-equation="true" chart:display-r-square="false" svg:x="16.902cm" svg:y="5.982cm" chart:style-name="ch10"/>
            </chart:regression-curve>
            <chart:data-point chart:repeated="16"/>
            <chart:data-point chart:style-name="ch11"/>
            <chart:data-point chart:repeated="4"/>
          </chart:series>
          <chart:series chart:style-name="ch12" chart:values-cell-range-address="Shuffle.AA5:Shuffle.AA25" chart:label-cell-address="Shuffle.AA2:Shuffle.AA2" chart:class="chart:scatter">
            <chart:regression-curve chart:style-name="ch13">
              <chart:equation chart:display-equation="true" chart:display-r-square="false" svg:x="16.923cm" svg:y="5.122cm" chart:style-name="ch14"/>
            </chart:regression-curve>
            <chart:data-point chart:repeated="21"/>
          </chart:series>
          <chart:series chart:style-name="ch15" chart:values-cell-range-address="Shuffle.U5:Shuffle.U25" chart:label-cell-address="Shuffle.U2:Shuffle.U2" chart:class="chart:scatter">
            <chart:regression-curve chart:style-name="ch16">
              <chart:equation chart:display-equation="true" chart:display-r-square="false" svg:x="7.101cm" svg:y="3.504cm" chart:style-name="ch17"/>
            </chart:regression-curve>
            <chart:data-point chart:repeated="21"/>
          </chart:series>
          <chart:series chart:style-name="ch18" chart:values-cell-range-address="Shuffle.O5:Shuffle.O25" chart:label-cell-address="Shuffle.O2:Shuffle.O2" chart:class="chart:scatter">
            <chart:regression-curve chart:style-name="ch19">
              <chart:equation chart:display-equation="true" chart:display-r-square="false" svg:x="9.967cm" svg:y="2.727cm" chart:style-name="ch20"/>
            </chart:regression-curve>
            <chart:data-point chart:repeated="21"/>
          </chart:series>
          <chart:series chart:style-name="ch21" chart:values-cell-range-address="Shuffle.I5:Shuffle.I25" chart:label-cell-address="Shuffle.I2:Shuffle.I2" chart:class="chart:scatter">
            <chart:regression-curve chart:style-name="ch22">
              <chart:equation chart:display-equation="true" chart:display-r-square="false" svg:x="11.777cm" svg:y="1.886cm" chart:style-name="ch23"/>
            </chart:regression-curve>
            <chart:data-point chart:repeated="2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huffle.C2:Shuffle.C2</svg:desc>
                </draw:g>
              </table:table-cell>
              <table:table-cell office:value-type="string">
                <text:p>Home-made method v4</text:p>
                <draw:g>
                  <svg:desc>Shuffle.AA2:Shuffle.AA2</svg:desc>
                </draw:g>
              </table:table-cell>
              <table:table-cell office:value-type="string">
                <text:p>Home-made method v3</text:p>
                <draw:g>
                  <svg:desc>Shuffle.U2:Shuffle.U2</svg:desc>
                </draw:g>
              </table:table-cell>
              <table:table-cell office:value-type="string">
                <text:p>Home-made method v2</text:p>
                <draw:g>
                  <svg:desc>Shuffle.O2:Shuffle.O2</svg:desc>
                </draw:g>
              </table:table-cell>
              <table:table-cell office:value-type="string">
                <text:p>Home-made method v1</text:p>
                <draw:g>
                  <svg:desc>Shuffle.I2:Shuffle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uffle.O5:Shuffle.O25</svg:desc>
                </draw:g>
              </table:table-cell>
              <table:table-cell office:value-type="float" office:value="0">
                <text:p>0</text:p>
                <draw:g>
                  <svg:desc>Shuffle.B5:Shuffle.B25</svg:desc>
                </draw:g>
              </table:table-cell>
              <table:table-cell office:value-type="float" office:value="1">
                <text:p>1</text:p>
                <draw:g>
                  <svg:desc>Shuffle.C5:Shuffle.C25</svg:desc>
                </draw:g>
              </table:table-cell>
              <table:table-cell office:value-type="float" office:value="4">
                <text:p>4</text:p>
                <draw:g>
                  <svg:desc>Shuffle.AA5:Shuffle.AA25</svg:desc>
                </draw:g>
              </table:table-cell>
              <table:table-cell office:value-type="float" office:value="8">
                <text:p>8</text:p>
                <draw:g>
                  <svg:desc>Shuffle.U5:Shuffle.U25</svg:desc>
                </draw:g>
              </table:table-cell>
              <table:table-cell office:value-type="float" office:value="5">
                <text:p>5</text:p>
                <draw:g>
                  <svg:desc>Shuffle.O5:Shuffle.O25</svg:desc>
                </draw:g>
              </table:table-cell>
              <table:table-cell office:value-type="float" office:value="7">
                <text:p>7</text:p>
                <draw:g>
                  <svg:desc>Shuffle.I5:Shuffle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